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7.99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2">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1">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2">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1">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2">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4">00/00/0000</text:date>, <text:time style:data-style-name="N2" text:time-value="13:55:31.19449078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4T20:40:33.288181656</dc:date>
    <meta:editing-duration>P2DT15H7M27S</meta:editing-duration>
    <meta:editing-cycles>136</meta:editing-cycles>
    <meta:generator>LibreOffice/7.1.3.2$Linux_X86_64 LibreOffice_project/10$Build-2</meta:generator>
    <meta:document-statistic meta:table-count="1" meta:cell-count="1592" meta:object-count="0"/>
  </office:meta>
</office:document-meta>
</file>